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9.255cm" svg:x2="20.05cm" svg:y2="9.255cm">
          <text:p/>
        </draw:line>
        <draw:line draw:style-name="gr1" draw:text-style-name="P1" draw:layer="layout" svg:x1="11.16cm" svg:y1="2.27cm" svg:x2="11.16cm" svg:y2="13.065cm">
          <text:p/>
        </draw:line>
        <draw:custom-shape draw:style-name="gr2" draw:text-style-name="P1" draw:layer="layout" svg:width="3.81cm" svg:height="3.81cm" svg:x="9.255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.81cm" svg:height="3.81cm" draw:transform="rotate (0.778242313464125) translate (13.7cm 4.31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-1.312cm" svg:x1="19.415cm" svg:y1="7.35cm" svg:x2="17.731cm" svg:y2="5.686cm" draw:end-shape="id1" svg:d="m19415 7350c0-1707-1684-875-1684-1664">
          <text:p/>
        </draw:connector>
        <draw:line draw:style-name="gr3" draw:text-style-name="P1" draw:layer="layout" svg:x1="13.256cm" svg:y1="8.556cm" svg:x2="15.161cm" svg:y2="8.556cm">
          <text:p/>
        </draw:line>
        <draw:frame draw:style-name="gr4" draw:layer="layout" svg:width="0.853cm" svg:height="0.962cm" svg:x="13.7cm" svg:y="7.658cm">
          <draw:text-box>
            <text:p>1</text:p>
          </draw:text-box>
        </draw:frame>
        <draw:frame draw:style-name="gr4" draw:layer="layout" svg:width="0.853cm" svg:height="0.962cm" svg:x="18.78cm" svg:y="5.118cm">
          <draw:text-box>
            <text:p>2</text:p>
          </draw:text-box>
        </draw:frame>
        <draw:custom-shape draw:style-name="gr2" draw:text-style-name="P1" draw:layer="layout" svg:width="3.81cm" svg:height="3.81cm" svg:x="15.605cm" svg:y="7.3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09-25T17:28:42</meta:creation-date>
    <dc:date>2010-09-25T17:56:20</dc:date>
    <dc:creator>Etay Meiri</dc:creator>
    <meta:editing-duration>PT00H08M29S</meta:editing-duration>
    <meta:editing-cycles>1</meta:editing-cycles>
    <meta:generator>OpenOffice.org/3.2$Unix OpenOffice.org_project/320m12$Build-9483</meta:generator>
    <meta:document-statistic meta:object-count="9"/>
  </office:meta>
</office:document-meta>
</file>